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31b4c" officeooo:paragraph-rsid="00031b4c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031b4c" officeooo:paragraph-rsid="00031b4c" style:font-size-asian="9.60000038146973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fo:font-style="normal" style:text-underline-style="none" fo:font-weight="normal" officeooo:rsid="00031b4c" officeooo:paragraph-rsid="00031b4c" style:font-size-asian="9.60000038146973pt" style:font-style-asian="normal" style:font-weight-asian="norm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</text:p>
      <text:p text:style-name="P2"/>
      <text:p text:style-name="P3"/>
      <text:p text:style-name="P2">CREATE TABLE categories (</text:p>
      <text:p text:style-name="P2"><text:s text:c="2"/>cat_id integer PRIMARY KEY,</text:p>
      <text:p text:style-name="P2"><text:s text:c="2"/>cat_title varchar2(255) NOT NULL</text:p>
      <text:p text:style-name="P2">);</text:p>
      <text:p text:style-name="P2"/>
      <text:p text:style-name="P2"/>
      <text:p text:style-name="P2">CREATE TABLE comments ( </text:p>
      <text:p text:style-name="P2"><text:s text:c="2"/>comment_id INTEGER PRIMARY KEY, </text:p>
      <text:p text:style-name="P2"><text:s text:c="2"/>comment_author varchar2(255) NOT NULL, </text:p>
      <text:p text:style-name="P2"><text:s text:c="2"/>comment_email varchar2(255) NOT NULL, </text:p>
      <text:p text:style-name="P2"><text:s text:c="2"/>comment_post_id INTEGER NOT NULL, </text:p>
      <text:p text:style-name="P2"><text:s text:c="2"/>comment_status varchar2(255) NOT NULL, </text:p>
      <text:p text:style-name="P2"><text:s text:c="2"/>comment_date date NOT NULL, </text:p>
      <text:p text:style-name="P2"><text:s text:c="2"/>comment_content varchar2(255) NOT NULL </text:p>
      <text:p text:style-name="P2">);</text:p>
      <text:p text:style-name="P2"/>
      <text:p text:style-name="P2"/>
      <text:p text:style-name="P2">CREATE TABLE posts (</text:p>
      <text:p text:style-name="P2"><text:s text:c="2"/>post_id INTEGER PRIMARY KEY,</text:p>
      <text:p text:style-name="P2"><text:s text:c="2"/>post_category_id INTEGER NOT NULL,</text:p>
      <text:p text:style-name="P2"><text:s text:c="2"/>post_title varchar2(255) NOT NULL,</text:p>
      <text:p text:style-name="P2"><text:s text:c="2"/>post_author varchar2(255) NOT NULL,</text:p>
      <text:p text:style-name="P2"><text:s text:c="2"/>post_date date NOT NULL,</text:p>
      <text:p text:style-name="P2"><text:s text:c="2"/>post_image varchar2(255) NOT NULL,</text:p>
      <text:p text:style-name="P2"><text:s text:c="2"/>post_content varchar2(255) NOT NULL,</text:p>
      <text:p text:style-name="P2"><text:s text:c="2"/>post_tags varchar2(255) NOT NULL,</text:p>
      <text:p text:style-name="P2"><text:s text:c="2"/>post_comment_count INTEGER NOT NULL,</text:p>
      <text:p text:style-name="P2"><text:s text:c="2"/>post_status varchar2(255) <text:s/>DEFAULT 'draft' NOT NULL,</text:p>
      <text:p text:style-name="P2"><text:s text:c="2"/>post_views_count INTEGER NOT NULL</text:p>
      <text:p text:style-name="P2">);</text:p>
      <text:p text:style-name="P2"/>
      <text:p text:style-name="P2"/>
      <text:p text:style-name="P2">CREATE TABLE users (</text:p>
      <text:p text:style-name="P2"><text:s text:c="2"/>user_id INTEGER PRIMARY KEY,</text:p>
      <text:p text:style-name="P2"><text:s text:c="2"/>username varchar2(255) NOT NULL,</text:p>
      <text:p text:style-name="P2"><text:s text:c="2"/>user_password varchar2(255) NOT NULL,</text:p>
      <text:p text:style-name="P2"><text:s text:c="2"/>user_firstname varchar2(255) NOT NULL,</text:p>
      <text:p text:style-name="P2"><text:s text:c="2"/>user_lastname varchar2(255) NOT NULL,</text:p>
      <text:p text:style-name="P2"><text:s text:c="2"/>user_email varchar2(255) NOT NULL,</text:p>
      <text:p text:style-name="P2"><text:s text:c="2"/>user_image varchar2(255) NOT NULL,</text:p>
      <text:p text:style-name="P2"><text:s text:c="2"/>user_role varchar2(255) NOT NULL,</text:p>
      <text:p text:style-name="P2"><text:s text:c="2"/>randSalt varchar2(255) <text:s/>DEFAULT '$2y$10$iusesomecrazystrings22' NOT NULL</text:p>
      <text:p text:style-name="P2">);</text:p>
      <text:p text:style-name="P2"/>
      <text:p text:style-name="P2"/>
      <text:p text:style-name="P2">CREATE TABLE users_online (</text:p>
      <text:p text:style-name="P2"><text:s text:c="2"/>user_id INTEGER PRIMARY KEY,</text:p>
      <text:p text:style-name="P2"><text:s text:c="2"/>user_session varchar2(255) NOT NULL,</text:p>
      <text:p text:style-name="P2"><text:s text:c="2"/>user_time INTEGER NOT NULL</text:p>
      <text:p text:style-name="P2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2:33:48.476471526</meta:creation-date>
    <dc:date>2019-09-30T22:36:07.750543566</dc:date>
    <meta:editing-duration>PT2M25S</meta:editing-duration>
    <meta:editing-cycles>1</meta:editing-cycles>
    <meta:document-statistic meta:table-count="0" meta:image-count="0" meta:object-count="0" meta:page-count="1" meta:paragraph-count="43" meta:word-count="159" meta:character-count="1325" meta:non-whitespace-character-count="1134"/>
    <meta:generator>LibreOffice/6.2.6.2$Linux_X86_64 LibreOffice_project/20$Build-2</meta:generator>
  </office:meta>
</office:document-meta>
</file>